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list text:style-name="L2">
        <text:list-item>
          <text:p text:style-name="P2">GitHub Username: jhoertt</text:p>
        </text:list-item>
        <text:list-item>
          <text:p text:style-name="P2">Team name: Orange</text:p>
        </text:list-item>
        <text:list-item>
          <text:p text:style-name="P2">Today's date: 07/06/2016</text:p>
        </text:list-item>
      </text:list>
      <text:h text:style-name="Heading_20_1" text:outline-level="1">What tools have you we worked with so far in this class?</text:h>
      <text:p text:style-name="First_20_paragraph">Github, Codeanywhere, Terminal, Jekyll, Pandoc, HTML, CSS</text:p>
      <text:h text:style-name="Heading_20_2" text:outline-level="2">Which have you found most potentially useful?</text:h>
      <text:p text:style-name="First_20_paragraph">Working in the Terminal and learning how to operate on the command line.</text:p>
      <text:h text:style-name="Heading_20_2" text:outline-level="2">Why?</text:h>
      <text:p text:style-name="First_20_paragraph">Although it was difficult at first, it makes organizing things a lot easier. It has also allowed me to visualize in my head how things are organized on a computer, whereas before it was almost magical. This is a skill that I see myself using after this class, and even after college.</text:p>
      <text:h text:style-name="Heading_20_1" text:outline-level="1">What tools have been the most difficult to learn?</text:h>
      <text:p text:style-name="First_20_paragraph">Github has been the most difficult tool for me to learn.</text:p>
      <text:h text:style-name="Heading_20_2" text:outline-level="2">Why have they been particularly difficult to learn and use?</text:h>
      <text:p text:style-name="First_20_paragraph">There is a lot of terminology associated with Github that I am not familiar with yet. Sometimes I will get lost on the user interface because I do not know exactly where to look for what I need. However, as the session progresses, I am getting more comfortable using it, and I definitely see the value in using it.</text:p>
      <text:h text:style-name="Heading_20_1" text:outline-level="1">What tools would you like to learn more about?</text:h>
      <text:p text:style-name="First_20_paragraph">Pandoc and CSS</text:p>
      <text:p text:style-name="Horizontal_20_Line"/>
      <text:p text:style-name="First_20_paragraph"><text:span text:style-name="T3">When</text:span><text:span text:style-name="T4"> </text:span><text:span text:style-name="T5">you</text:span><text:span text:style-name="T6"> </text:span><text:span text:style-name="T7">are</text:span><text:span text:style-name="T8"> </text:span><text:span text:style-name="T9">finished</text:span><text:span text:style-name="T10"> </text:span><text:span text:style-name="T11">with</text:span><text:span text:style-name="T12"> </text:span><text:span text:style-name="T13">the</text:span><text:span text:style-name="T14"> </text:span><text:span text:style-name="T15">questions</text:span><text:span text:style-name="T16"> </text:span><text:span text:style-name="T17">in</text:span><text:span text:style-name="T18"> </text:span><text:span text:style-name="T19">file:</text:span></text:p>
      <text:list text:style-name="L3">
        <text:list-item>
          <text:p text:style-name="P3">I want you to change the name of the file to your GitHub username.</text:p>
        </text:list-item>
        <text:list-item>
          <text:p text:style-name="P3">You will then work as a group to convert the file to HTML, DOCX, and ODT formats, per the instructions in class.</text:p>
        </text:list-item>
        <text:list-item>
          <text:p text:style-name="P3">Then I want you to add, commit, and push your changes.</text:p>
        </text:list-item>
        <text:list-item>
          <text:p text:style-name="P3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